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717cm"/>
    </style:style>
    <style:style style:name="co3" style:family="table-column">
      <style:table-column-properties fo:break-before="auto" style:column-width="6.465cm"/>
    </style:style>
    <style:style style:name="co4" style:family="table-column">
      <style:table-column-properties fo:break-before="auto" style:column-width="9.202cm"/>
    </style:style>
    <style:style style:name="co5" style:family="table-column">
      <style:table-column-properties fo:break-before="auto" style:column-width="7.246cm"/>
    </style:style>
    <style:style style:name="co6" style:family="table-column">
      <style:table-column-properties fo:break-before="auto" style:column-width="7.696cm"/>
    </style:style>
    <style:style style:name="co7" style:family="table-column">
      <style:table-column-properties fo:break-before="auto" style:column-width="5.976cm"/>
    </style:style>
    <style:style style:name="co8" style:family="table-column">
      <style:table-column-properties fo:break-before="auto" style:column-width="4.745cm"/>
    </style:style>
    <style:style style:name="co9" style:family="table-column">
      <style:table-column-properties fo:break-before="auto" style:column-width="5.549cm"/>
    </style:style>
    <style:style style:name="co10" style:family="table-column">
      <style:table-column-properties fo:break-before="auto" style:column-width="4.3cm"/>
    </style:style>
    <style:style style:name="co11" style:family="table-column">
      <style:table-column-properties fo:break-before="auto" style:column-width="6.188cm"/>
    </style:style>
    <style:style style:name="ro9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4.08cm" fo:break-before="auto" style:use-optimal-row-height="false"/>
    </style:style>
    <style:style style:name="ro4" style:family="table-row">
      <style:table-row-properties style:row-height="4.053cm" fo:break-before="auto" style:use-optimal-row-height="false"/>
    </style:style>
    <style:style style:name="ro5" style:family="table-row">
      <style:table-row-properties style:row-height="4.106cm" fo:break-before="auto" style:use-optimal-row-height="false"/>
    </style:style>
    <style:style style:name="ro6" style:family="table-row">
      <style:table-row-properties style:row-height="3.948cm" fo:break-before="auto" style:use-optimal-row-height="false"/>
    </style:style>
    <style:style style:name="ro7" style:family="table-row">
      <style:table-row-properties style:row-height="5.265cm" fo:break-before="auto" style:use-optimal-row-height="true"/>
    </style:style>
    <style:style style:name="ro8" style:family="table-row">
      <style:table-row-properties style:row-height="6.212cm" fo:break-before="auto" style:use-optimal-row-height="true"/>
    </style:style>
    <style:style style:name="ro10" style:family="table-row">
      <style:table-row-properties style:row-height="5.7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5f_BuiltIn_5f_60_25__20__2014__20_акцент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3" style:family="table-cell" style:parent-style-name="Default">
      <style:table-cell-properties style:diagonal-bl-tr="none" style:diagonal-tl-br="none" fo:wrap-option="wrap" fo:border="0.035cm solid #000000" style:rotation-align="none" style:vertical-align="top"/>
    </style:style>
    <style:style style:name="ce4" style:family="table-cell" style:parent-style-name="Default">
      <style:table-cell-properties style:diagonal-bl-tr="none" style:diagonal-tl-br="none" fo:border="0.035cm solid #000000" style:rotation-align="none" style:vertical-align="top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font-name="Calibri1" fo:font-size="11pt" fo:language="zxx" fo:country="none" style:font-name-asian="Segoe UI" style:font-size-asian="11pt" style:language-asian="zxx" style:country-asian="none" style:font-name-complex="Segoe UI" style:font-size-complex="11pt" style:language-complex="zxx" style:country-complex="non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font-name="Calibri" fo:language="en" fo:country="US" style:font-name-asian="Calibri" style:language-asian="en" style:country-asian="US" style:font-name-complex="Calibri" style:font-size-complex="6.25pt" style:language-complex="en" style:country-complex="US"/>
    </style:style>
    <style:style style:name="ce9" style:family="table-cell" style:parent-style-name="Excel_5f_BuiltIn_5f_60_25__20__2014__20_акцент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" style:family="table-cell" style:parent-style-name="Default" style:data-style-name="N138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language="zxx" fo:country="none" style:font-name-asian="Segoe UI" style:language-asian="zxx" style:country-asian="none" style:font-name-complex="Segoe UI" style:language-complex="zxx" style:country-complex="none"/>
    </style:style>
    <style:style style:name="ce1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font-name="Calibri1" fo:language="zxx" fo:country="none" style:text-underline-style="none" style:font-name-asian="Segoe UI" style:language-asian="zxx" style:country-asian="none" style:font-name-complex="Segoe UI" style:language-complex="zxx" style:country-complex="none"/>
    </style:style>
    <style:style style:name="ce1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14" style:family="table-cell" style:parent-style-name="Default">
      <style:table-cell-properties style:diagonal-bl-tr="none" style:diagonal-tl-br="none" fo:border="0.035cm solid #000000" style:rotation-align="none" style:vertical-align="top"/>
      <style:text-properties style:font-name="Segoe UI" fo:font-size="5.09999990463257pt" fo:language="zxx" fo:country="none" style:font-name-asian="Segoe UI" style:font-size-asian="5.09999990463257pt" style:language-asian="zxx" style:country-asian="none" style:font-name-complex="Segoe UI" style:font-size-complex="5.09999990463257pt" style:language-complex="zxx" style:country-complex="none"/>
    </style:style>
    <style:style style:name="ce15" style:family="table-cell" style:parent-style-name="Default">
      <style:table-cell-properties style:diagonal-bl-tr="none" style:diagonal-tl-br="none" fo:border="0.035cm solid #000000" style:rotation-align="none" style:vertical-align="top"/>
      <style:text-properties style:font-name="Calibri1" fo:font-size="11pt" fo:language="zxx" fo:country="none" style:font-name-asian="Segoe UI" style:font-size-asian="11pt" style:language-asian="zxx" style:country-asian="none" style:font-name-complex="Segoe UI" style:font-size-complex="11pt" style:language-complex="zxx" style:country-complex="none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language="ru" fo:country="RU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language="en" fo:country="US"/>
    </style:style>
    <style:style style:name="ce18" style:family="table-cell" style:parent-style-name="Excel_5f_BuiltIn_5f_60_25__20__2014__20_акцент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T1" style:family="text">
      <style:text-properties style:font-name="Calibri" style:font-name-asian="Calibri" style:font-name-complex="Calibri" style:font-size-complex="6.30000019073486pt"/>
    </style:style>
    <style:style style:name="T2" style:family="text">
      <style:text-properties fo:font-size="12pt"/>
    </style:style>
    <style:style style:name="T3" style:family="text">
      <style:text-properties style:font-name="Calibri1" fo:font-size="11pt" fo:letter-spacing="normal" fo:language="en" fo:country="US" fo:font-weight="bold" style:font-name-asian="Calibri1" style:font-size-asian="11pt" style:language-asian="en" style:country-asian="US" style:font-weight-asian="bold" style:font-name-complex="Times New Roman" style:font-size-complex="6.30000019073486pt" style:language-complex="ar" style:country-complex="SA" style:font-weight-complex="bold"/>
    </style:style>
    <style:style style:name="T4" style:family="text">
      <style:text-properties style:font-name="Calibri1" fo:font-size="11pt" fo:letter-spacing="-0.004cm" fo:language="en" fo:country="US" fo:font-weight="bold" style:font-name-asian="Calibri1" style:font-size-asian="11pt" style:language-asian="en" style:country-asian="US" style:font-weight-asian="bold" style:font-name-complex="Times New Roman" style:font-size-complex="6.30000019073486pt" style:language-complex="ar" style:country-complex="SA" style:font-weight-complex="bold"/>
    </style:style>
    <style:style style:name="T5" style:family="text">
      <style:text-properties style:font-name="Calibri" fo:language="ru" fo:country="RU" style:font-name-asian="Calibri" style:font-name-complex="Calibri" style:font-size-complex="6.30000019073486pt"/>
    </style:style>
    <style:style style:name="T6" style:family="text">
      <style:text-properties style:font-name="Calibri1" fo:font-size="11pt" fo:letter-spacing="0.005cm" fo:language="en" fo:country="US" style:font-name-asian="Calibri1" style:font-size-asian="11pt" style:language-asian="en" style:country-asian="US" style:font-name-complex="Times New Roman" style:font-size-complex="6.30000019073486pt" style:language-complex="ar" style:country-complex="SA"/>
    </style:style>
    <style:style style:name="T7" style:family="text">
      <style:text-properties style:font-name="Calibri1" fo:font-size="11pt" fo:letter-spacing="-0.004cm" fo:language="en" fo:country="US" style:font-name-asian="Calibri1" style:font-size-asian="11pt" style:language-asian="en" style:country-asian="US" style:font-name-complex="Times New Roman" style:font-size-complex="6.30000019073486pt" style:language-complex="ar" style:country-complex="SA"/>
    </style:style>
    <style:style style:name="T8" style:family="text">
      <style:text-properties style:font-name="Calibri1" fo:font-size="11pt" fo:letter-spacing="normal" fo:language="en" fo:country="US" style:font-name-asian="Calibri1" style:font-size-asian="11pt" style:language-asian="en" style:country-asian="US" style:font-name-complex="Times New Roman" style:font-size-complex="6.30000019073486pt" style:language-complex="ar" style:country-complex="SA"/>
    </style:style>
    <style:style style:name="T9" style:family="text">
      <style:text-properties style:font-name="Calibri1" fo:font-size="11pt" fo:letter-spacing="-0.005cm" fo:language="en" fo:country="US" style:font-name-asian="Calibri1" style:font-size-asian="11pt" style:language-asian="en" style:country-asian="US" style:font-name-complex="Times New Roman" style:font-size-complex="6.30000019073486pt" style:language-complex="ar" style:country-complex="SA"/>
    </style:style>
    <style:style style:name="T10" style:family="text">
      <style:text-properties style:font-name="Calibri1" fo:font-size="11pt" fo:letter-spacing="-0.007cm" fo:language="en" fo:country="US" style:font-name-asian="Calibri1" style:font-size-asian="11pt" style:language-asian="en" style:country-asian="US" style:font-name-complex="Times New Roman" style:font-size-complex="6.30000019073486pt" style:language-complex="ar" style:country-complex="SA"/>
    </style:style>
    <style:style style:name="T11" style:family="text">
      <style:text-properties style:font-name="Calibri1" fo:font-size="11pt" fo:letter-spacing="-0.012cm" fo:language="en" fo:country="US" style:font-name-asian="Calibri1" style:font-size-asian="11pt" style:language-asian="en" style:country-asian="US" style:font-name-complex="Times New Roman" style:font-size-complex="6.30000019073486pt" style:language-complex="ar" style:country-complex="SA"/>
    </style:style>
    <style:style style:name="T12" style:family="text">
      <style:text-properties fo:color="#000000" style:font-name="Calibri1" fo:font-size="11pt" fo:language="zxx" fo:country="none" style:text-underline-style="none" style:font-name-asian="Segoe UI" style:font-size-asian="11pt" style:language-asian="zxx" style:country-asian="none" style:font-name-complex="Segoe UI" style:font-size-complex="11pt" style:language-complex="zxx" style:country-complex="none"/>
    </style:style>
    <style:style style:name="T13" style:family="text">
      <style:text-properties style:font-name="Calibri1" fo:font-size="11pt" fo:language="zxx" fo:country="none" style:font-name-asian="Segoe UI" style:font-size-asian="11pt" style:language-asian="zxx" style:country-asian="none" style:font-name-complex="Segoe UI" style:font-size-complex="11pt" style:language-complex="zxx" style:country-complex="none"/>
    </style:style>
    <style:style style:name="T14" style:family="text">
      <style:text-properties style:font-name="Calibri1" fo:font-size="11pt" fo:letter-spacing="0.007cm" fo:language="en" fo:country="US" style:font-name-asian="Calibri1" style:font-size-asian="11pt" style:language-asian="en" style:country-asian="US" style:font-name-complex="Times New Roman" style:font-size-complex="6.30000019073486pt" style:language-complex="ar" style:country-complex="SA"/>
    </style:style>
    <style:style style:name="T15" style:family="text">
      <style:text-properties fo:language="en" fo:country="US" style:font-name-asian="Calibri1" style:language-asian="en" style:country-asian="US" style:font-name-complex="Times New Roman" style:font-size-complex="6.30000019073486pt" style:language-complex="ar" style:country-complex="SA"/>
    </style:style>
  </office:automatic-styles>
  <office:body>
    <office:spreadsheet>
      <table:table table:name="Баг-репорт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" table:number-columns-repeated="1012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Тема (заголовок)/Summary</text:p>
          </table:table-cell>
          <table:table-cell table:style-name="ce9" office:value-type="string">
            <text:p><text:span text:style-name="T3">Описание</text:span><text:span text:style-name="T4"> </text:span><text:span text:style-name="T4">проблемы</text:span><text:span text:style-name="T2">/</text:span><text:span text:style-name="T2">Description</text:span></text:p>
          </table:table-cell>
          <table:table-cell table:style-name="ce9" office:value-type="string">
            <text:p><text:span text:style-name="T2">Шаги </text:span><text:span text:style-name="T6"><text:s/></text:span><text:span text:style-name="T7">воспроизвед</text:span><text:span text:style-name="T7">ения</text:span><text:span text:style-name="T2">/Steps</text:span></text:p>
          </table:table-cell>
          <table:table-cell table:style-name="ce1" office:value-type="string">
            <text:p><text:span text:style-name="T8">Фактически</text:span><text:span text:style-name="T8">й</text:span><text:span text:style-name="T9"> </text:span><text:span text:style-name="T10">результат</text:span>/Actual result</text:p>
          </table:table-cell>
          <table:table-cell table:style-name="ce1" office:value-type="string">
            <text:p><text:span text:style-name="T8">Ожидаемый</text:span><text:span text:style-name="T9"> </text:span><text:span text:style-name="T11">результат</text:span>/Expected result</text:p>
          </table:table-cell>
          <table:table-cell table:style-name="ce1" office:value-type="string">
            <text:p>Вложения/Attachment</text:p>
          </table:table-cell>
          <table:table-cell table:style-name="ce1" office:value-type="string">
            <text:p>Серьёзность/Severity</text:p>
          </table:table-cell>
          <table:table-cell table:style-name="ce1" office:value-type="string">
            <text:p>Приоритет/Priority</text:p>
          </table:table-cell>
          <table:table-cell table:style-name="ce18" office:value-type="string">
            <text:p><text:span text:style-name="T9">Проблема</text:span><text:span text:style-name="T14"> </text:span><text:span text:style-name="T8">UI</text:span><text:span text:style-name="T9"> </text:span><text:span text:style-name="T15">или</text:span><text:span text:style-name="T7"> </text:span><text:span text:style-name="T8">UX</text:span></text:p>
          </table:table-cell>
          <table:table-cell table:style-name="ce1" office:value-type="string">
            <text:p>Статус/Status</text:p>
          </table:table-cell>
          <table:table-cell table:style-name="ce1" office:value-type="string">
            <text:p>Окружение/Environment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BR-1</text:p>
          </table:table-cell>
          <table:table-cell table:style-name="ce5" office:value-type="string">
            <text:p>Ссылка в форме регистрации в чекбоксе «Согласен на обработку персональных данных» («form-label-agree») не отправляет на страницу обработки персональных данных</text:p>
          </table:table-cell>
          <table:table-cell table:style-name="ce2" office:value-type="string">
            <text:p>В форме регистрации при нажатии на раздел «Согласен на обработку персональных данных» не направляет пользователя на соотвествующую страницу</text:p>
          </table:table-cell>
          <table:table-cell table:style-name="ce2" office:value-type="string">
            <text:p>1. Открыть сайт «Тестирование формы регистрации»: &lt;<text:a xlink:href="https://intership-study.k.renue.ru/register">https://intership-study.k.renue.ru/register</text:a>&gt;;</text:p>
            <text:p>2. Нажать на ссылку «персональных данных»</text:p>
          </table:table-cell>
          <table:table-cell table:style-name="ce2" office:value-type="string">
            <text:p>Ссылка не открывается</text:p>
          </table:table-cell>
          <table:table-cell table:style-name="ce2" office:value-type="string">
            <text:p>Ссылка открывается</text:p>
          </table:table-cell>
          <table:table-cell table:style-name="ce12" office:value-type="string">
            <text:p><text:span text:style-name="T12"><text:a xlink:href="http://joxi.ru/BA03ev4swvPpo2">http://joxi.ru/BA03ev4swvPpo2</text:a></text:span><text:span text:style-name="T12"> <text:s/></text:span></text:p>
          </table:table-cell>
          <table:table-cell table:style-name="ce16" office:value-type="string">
            <text:p>Critical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UX</text:p>
          </table:table-cell>
          <table:table-cell table:style-name="ce6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number-columns-repeated="1012"/>
        </table:table-row>
        <table:table-row table:style-name="ro4">
          <table:table-cell table:style-name="ce3" office:value-type="string">
            <text:p>BR-2</text:p>
          </table:table-cell>
          <table:table-cell table:style-name="ce5" office:value-type="string">
            <text:p>В форме регистрации в чекбоксе предложение «Согласен на обработку персональных данных» не гендерно-нейтральное</text:p>
          </table:table-cell>
          <table:table-cell table:style-name="ce2" office:value-type="string">
            <text:p>В форме регистрации при нажатии на раздел «Согласен на обработку персональных данных» не направляет пользователя на соответствующую страницу</text:p>
          </table:table-cell>
          <table:table-cell table:style-name="ce2" office:value-type="string">
            <text:p>1. Открыть сайт «Тестирование формы регистрации»: &lt;<text:a xlink:href="https://intership-study.k.renue.ru/register">https://intership-study.k.renue.ru/register</text:a>&gt;;</text:p>
            <text:p>2. Нажать на ссылку «персональных данных»</text:p>
          </table:table-cell>
          <table:table-cell table:style-name="ce11" office:value-type="string">
            <text:p>«Согласен на обработку персональных данных»</text:p>
          </table:table-cell>
          <table:table-cell table:style-name="ce2" office:value-type="string">
            <text:p>«Я выражаю свое согласие на обработку персональных данных», «Подтверждаю своё согласие с условиями обработки персональных данных» или «Я даю согласие на обработку персональных данных»</text:p>
          </table:table-cell>
          <table:table-cell table:style-name="ce13" office:value-type="string">
            <text:p><text:a xlink:href="http://joxi.ru/krDZeD9CLgJvy2">http://joxi.ru/krDZeD9CLgJvy2</text:a> 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UI</text:p>
          </table:table-cell>
          <table:table-cell table:style-name="ce6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number-columns-repeated="1012"/>
        </table:table-row>
        <table:table-row table:style-name="ro5">
          <table:table-cell table:style-name="ce2" office:value-type="string">
            <text:p>BR-3</text:p>
          </table:table-cell>
          <table:table-cell table:style-name="ce6" office:value-type="string">
            <text:p>Ошибка в расположении и выравнивании формы регистрации при использовании различных размеров окна браузера</text:p>
          </table:table-cell>
          <table:table-cell table:style-name="ce2" office:value-type="string">
            <text:p>В форме регистрации при уменьшении до 1200px*1324px происходит резкое смещение формы влево</text:p>
          </table:table-cell>
          <table:table-cell table:style-name="ce6" office:value-type="string">
            <text:p>1. Открыть сайт «Тестирование формы регистрации»: &lt;<text:a xlink:href="https://intership-study.k.renue.ru/register">https://intership-study.k.renue.ru/register</text:a>&gt;;</text:p>
            <text:p>2. Открыть DevTools и сместить его влево, уменьшая размер страницы сайта;</text:p>
            <text:p>3. При отметке 1200px*1324px форма регистрации смещается резко влево за пределы страницы</text:p>
          </table:table-cell>
          <table:table-cell table:style-name="ce2" office:value-type="string">
            <text:p>Смещение влево формы регистрации за пределы страницы</text:p>
          </table:table-cell>
          <table:table-cell table:style-name="ce6" office:value-type="string">
            <text:p>Форма регистрации смещается влево постепенно, вместе с уменьшением экрана и остаётся в центре веб-страницы</text:p>
          </table:table-cell>
          <table:table-cell table:style-name="ce13" office:value-type="string">
            <text:p><text:a xlink:href="http://joxi.ru/DmBWeDEUPgzRR2">http://joxi.ru/DmBWeDEUPgzRR2</text:a> </text:p>
          </table:table-cell>
          <table:table-cell table:style-name="ce6" office:value-type="string">
            <text:p>Critical</text:p>
          </table:table-cell>
          <table:table-cell table:style-name="ce6" office:value-type="string">
            <text:p>Asap</text:p>
          </table:table-cell>
          <table:table-cell table:style-name="ce6" office:value-type="string">
            <text:p>UI</text:p>
          </table:table-cell>
          <table:table-cell table:style-name="ce6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BR-4</text:p>
          </table:table-cell>
          <table:table-cell table:style-name="ce2" office:value-type="string">
            <text:p>В форме регистрации в чекбоксе «Телефон» в поле ввода отображается подсказка «Телефон*»</text:p>
          </table:table-cell>
          <table:table-cell table:style-name="ce2" office:value-type="string">
            <text:p>В форме регистрации в чекбоксе «Телефон» в поле ввода отображается подсказка «Телефон*», когда в других полях ввода, которые тоже обязательны для заполнения, спецсимвол «*» отсутствует</text:p>
          </table:table-cell>
          <table:table-cell table:style-name="ce6" office:value-type="string">
            <text:p>1. Открыть сайт «Тестирование формы регистрации»: &lt;<text:a xlink:href="https://intership-study.k.renue.ru/register">https://intership-study.k.renue.ru/register</text:a>&gt;</text:p>
          </table:table-cell>
          <table:table-cell table:style-name="ce2" office:value-type="string">
            <text:p>В поле ввода чекбокса «Телефон» к подсказке добавлен спецсимвол «*»</text:p>
          </table:table-cell>
          <table:table-cell table:style-name="ce2" office:value-type="string">
            <text:p>В поле ввода чекбокса «Телефон» в подсказке нет спецсимвола «*»</text:p>
          </table:table-cell>
          <table:table-cell table:style-name="ce13" office:value-type="string">
            <text:p><text:a xlink:href="http://joxi.ru/a2XdyQeiZlDnk2">http://joxi.ru/a2XdyQeiZlDnk2</text:a> </text:p>
          </table:table-cell>
          <table:table-cell table:style-name="ce2" office:value-type="string">
            <text:p>Trivial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UI</text:p>
          </table:table-cell>
          <table:table-cell table:style-name="ce6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number-columns-repeated="1012"/>
        </table:table-row>
        <table:table-row table:style-name="ro6">
          <table:table-cell table:style-name="ce3" office:value-type="string">
            <text:p>BR-5</text:p>
          </table:table-cell>
          <table:table-cell table:style-name="ce2" office:value-type="string">
            <text:p>В форме регистрации не отправляются валидные данные <text:s/>на сервер при нажатии кнопки «Зарегистрироваться» («form-submit»)</text:p>
          </table:table-cell>
          <table:table-cell table:style-name="ce2" office:value-type="string">
            <text:p>При нажатии на кнопку «Зарегистрироваться» («form-submit») в форме регистрации не отправляются данные на сервер </text:p>
          </table:table-cell>
          <table:table-cell table:style-name="ce2" office:value-type="string">
            <text:p>1. Открыть сайт «Тестирование формы регистрации»: &lt;<text:a xlink:href="https://intership-study.k.renue.ru/register">https://intership-study.k.renue.ru/register</text:a>&gt;;</text:p>
            <text:p>2. Заполнить форму регистрации валидными данными;</text:p>
            <text:p>3. В DevTools -&gt; Network; <text:s text:c="3"/><text:s text:c="20"/></text:p>
            <text:p>4. Нажать на кнопку «Зарегистрироваться» («form-submit»)</text:p>
          </table:table-cell>
          <table:table-cell table:style-name="ce2" office:value-type="string">
            <text:p>Пустое поле Network</text:p>
          </table:table-cell>
          <table:table-cell table:style-name="ce2" office:value-type="string">
            <text:p>Выполнение мутации по отправке данных на сервер</text:p>
          </table:table-cell>
          <table:table-cell table:style-name="ce13" office:value-type="string">
            <text:p><text:a xlink:href="http://joxi.ru/4AkBweOc10ky02">http://joxi.ru/4AkBweOc10ky02</text:a> </text:p>
          </table:table-cell>
          <table:table-cell table:style-name="ce17" office:value-type="string">
            <text:p>Blocker</text:p>
          </table:table-cell>
          <table:table-cell table:style-name="ce2" office:value-type="string">
            <text:p>Asap</text:p>
          </table:table-cell>
          <table:table-cell table:style-name="ce2" office:value-type="string">
            <text:p>UX</text:p>
          </table:table-cell>
          <table:table-cell table:style-name="ce6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BR-6</text:p>
          </table:table-cell>
          <table:table-cell table:style-name="ce2" office:value-type="string">
            <text:p>При отправке пустой формы регистрации не появляется предупреждение, что надо указывать номер телефона обязательно</text:p>
          </table:table-cell>
          <table:table-cell table:style-name="ce2" office:value-type="string">
            <text:p>При нажатии на кнопку «Зарегистрироваться» («form-submit»)для отправки пустой формы регистрации не отображается предупреждение о обязательном заполнении поля «Телефон»</text:p>
          </table:table-cell>
          <table:table-cell table:style-name="ce10" office:value-type="string">
            <text:p>1. Открыть сайт «Тестирование формы регистрации»: &lt;<text:a xlink:href="https://intership-study.k.renue.ru/register">https://intership-study.k.renue.ru/register</text:a>&gt;;</text:p>
            <text:p>2. Нажать на кнопку «Зарегистрироваться» («form-submit»)</text:p>
          </table:table-cell>
          <table:table-cell table:style-name="ce2" office:value-type="string">
            <text:p>Нет предупреждения о обязательном заполнении поля «Телефон»</text:p>
          </table:table-cell>
          <table:table-cell table:style-name="ce2" office:value-type="string">
            <text:p>Есть предупреждение о обязательном заполнении поля «Телефон»</text:p>
          </table:table-cell>
          <table:table-cell table:style-name="ce13" office:value-type="string">
            <text:p><text:a xlink:href="http://joxi.ru/D2PbRQBT1BJj9r">http://joxi.ru/D2PbRQBT1BJj9r</text:a> 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UX</text:p>
          </table:table-cell>
          <table:table-cell table:style-name="ce6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number-columns-repeated="1012"/>
        </table:table-row>
        <table:table-row table:style-name="ro6">
          <table:table-cell table:style-name="ce3" office:value-type="string">
            <text:p>BR-7</text:p>
          </table:table-cell>
          <table:table-cell table:style-name="ce2" office:value-type="string">
            <text:p>Поле «Телефон» в форме регистрации <text:s/>принимает невалидные данные</text:p>
          </table:table-cell>
          <table:table-cell table:style-name="ce2" office:value-type="string">
            <text:p>В форме регистрации в чекбоксе «Телефон» в поле ввода можно вводить буквы кириллицей и спецсимволы</text:p>
          </table:table-cell>
          <table:table-cell table:style-name="ce2" office:value-type="string">
            <text:p>1. Открыть сайт «Тестирование формы регистрации»: &lt;<text:a xlink:href="https://intership-study.k.renue.ru/register">https://intership-study.k.renue.ru/register</text:a>&gt;</text:p>
            <text:p>2. Ввести в форме регистрации в поле «Телефон» буквы кириллицей и спецсимволы</text:p>
          </table:table-cell>
          <table:table-cell table:style-name="ce2" office:value-type="string">
            <text:p>Нет предупреждения о некорректном заполнении поля «Телефон»</text:p>
          </table:table-cell>
          <table:table-cell table:style-name="ce2" office:value-type="string">
            <text:p>Есть предупреждение о некорректном заполнении поля «Телефон»</text:p>
          </table:table-cell>
          <table:table-cell table:style-name="ce13"/>
          <table:table-cell table:style-name="ce17" office:value-type="string">
            <text:p>Major</text:p>
          </table:table-cell>
          <table:table-cell table:style-name="ce2" office:value-type="string">
            <text:p>Asap</text:p>
          </table:table-cell>
          <table:table-cell table:style-name="ce2" office:value-type="string">
            <text:p>UI</text:p>
          </table:table-cell>
          <table:table-cell table:style-name="ce6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number-columns-repeated="1012"/>
        </table:table-row>
        <table:table-row table:style-name="ro7"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<text:a xlink:href="http://joxi.ru/5mdjpMWH1ae8DA">http://joxi.ru/5mdjpMWH1ae8DA</text:a> 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favicon не отображается</text:p>
          </table:table-cell>
          <table:table-cell table:style-name="ce7" office:value-type="string">
            <text:p>favicon отображается</text:p>
          </table:table-cell>
          <table:table-cell table:style-name="ce4" office:value-type="string">
            <text:p>http://joxi.ru/5mdjpMWH1ae8DA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Low</text:p>
          </table:table-cell>
          <table:table-cell table:style-name="ce4" office:value-type="string">
            <text:p>UI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5</text:p>
          </table:table-cell>
          <table:table-cell table:style-name="ce7" office:value-type="string">
            <text:p>Нет favicon на сайте</text:p>
          </table:table-cell>
          <table:table-cell table:style-name="ce7" office:value-type="string">
            <text:p>Нет иконки (favicon), которая должна отображаться перед названием страницы во вкладке браузера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</table:table-row>
        <table:table-row table:style-name="ro8"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4"/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23</text:p>
          </table:table-cell>
          <table:table-cell table:style-name="ce8" office:value-type="string">
            <text:p><text:span text:style-name="T1">На сайте не </text:span><text:span text:style-name="T1">размещен </text:span><text:span text:style-name="T1">cookie-</text:span><text:span text:style-name="T1">баннер</text:span></text:p>
            <text:p><text:span text:style-name="T2"/></text:p>
          </table:table-cell>
          <table:table-cell table:style-name="ce7" office:value-type="string">
            <text:p><text:span text:style-name="T1">Не </text:span><text:span text:style-name="T1">размещен </text:span><text:span text:style-name="T5">cookie-</text:span><text:span text:style-name="T5">баннер</text:span>, который должен отображаться на странице с предупреждением о сборе данных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</table:table-row>
        <table:table-row table:style-name="ro10"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  <table:table-cell table:style-name="ce7" office:value-type="string">
            <text:p><text:span text:style-name="T5">Cookie-</text:span><text:span text:style-name="T5">баннер</text:span> не отображается</text:p>
          </table:table-cell>
          <table:table-cell table:style-name="ce7" office:value-type="string">
            <text:p><text:span text:style-name="T5">Cookie-</text:span><text:span text:style-name="T5">баннер</text:span> отображается</text:p>
          </table:table-cell>
          <table:table-cell table:style-name="ce15" office:value-type="string">
            <text:p><text:span text:style-name="T13"><text:a xlink:href="http://joxi.ru/brRVO68CVLOOqr">http://joxi.ru/brRVO68CVLOOqr</text:a></text:span><text:span text:style-name="T13"> </text:span></text:p>
          </table:table-cell>
          <table:table-cell table:style-name="ce4" office:value-type="string">
            <text:p>Major</text:p>
          </table:table-cell>
          <table:table-cell table:style-name="ce4" office:value-type="string">
            <text:p>Normal</text:p>
          </table:table-cell>
          <table:table-cell table:style-name="ce4" office:value-type="string">
            <text:p>UX</text:p>
          </table:table-cell>
          <table:table-cell table:style-name="ce2" office:value-type="string">
            <text:p>Новый</text:p>
          </table:table-cell>
          <table:table-cell table:style-name="ce6" office:value-type="string">
            <text:p>1. Win10, Desctop, Yandex browser 23.9.5.660 (64-bit), разрешение 2560*1440</text:p>
          </table:table-cell>
          <table:table-cell table:style-name="ce4" office:value-type="string">
            <text:p>BR-32</text:p>
          </table:table-cell>
          <table:table-cell table:style-name="ce8" office:value-type="string">
            <text:p><text:span text:style-name="T1">После </text:span><text:span text:style-name="T1">отправки </text:span><text:span text:style-name="T1">формы </text:span><text:span text:style-name="T1">регистрации <text:s/></text:span><text:span text:style-name="T1">нельзя </text:span><text:span text:style-name="T1">вернуться на </text:span><text:span text:style-name="T1">главную </text:span><text:span text:style-name="T1">страницу </text:span><text:span text:style-name="T1">щёлкнув по </text:span><text:span text:style-name="T1">логотипу </text:span><text:span text:style-name="T1">компании</text:span></text:p>
            <text:p><text:span text:style-name="T2"/></text:p>
          </table:table-cell>
          <table:table-cell table:style-name="ce8" office:value-type="string">
            <text:p>После отправки формы регистрации <text:s/>нельзя вернуться на главную страницу щёлкнув по логотипу компании</text:p>
          </table:table-cell>
          <table:table-cell table:style-name="ce7" office:value-type="string">
            <text:p>1. Открыть сайт «Тестирование формы регистрации»: &lt;https://intership-study.k.renue.ru/register&gt;</text:p>
          </table:table-cell>
        </table:table-row>
        <table:table-row table:style-name="ro9" table:number-rows-repeated="104856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Лист3" table:style-name="ta1" table:print="false">
        <table:table-column table:style-name="co1" table:default-cell-style-name="Default"/>
        <table:table-row table:style-name="ro9" table:number-rows-repeated="1048575">
          <table:table-cell/>
        </table:table-row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₽</number:text>
    </number:number-style>
    <number:number-style style:name="N109">
      <number:text>-</number:text>
      <number:number number:decimal-places="0" number:min-integer-digits="1" number:grouping="true"/>
      <number:text> ₽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₽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₽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₽</number:text>
    </number:number-style>
    <number:number-style style:name="N112">
      <number:text>-</number:text>
      <number:number number:decimal-places="2" number:min-integer-digits="1" number:grouping="true"/>
      <number:text> ₽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₽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₽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₽ </number:text>
    </number:number-style>
    <number:number-style style:name="N125P1" style:volatile="true">
      <number:text>-</number:text>
      <number:number number:decimal-places="0" number:min-integer-digits="1" number:grouping="true"/>
      <number:text> ₽ </number:text>
    </number:number-style>
    <number:number-style style:name="N125P2" style:volatile="true">
      <number:text> - ₽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₽ </number:text>
    </number:number-style>
    <number:number-style style:name="N133P1" style:volatile="true">
      <number:text>-</number:text>
      <number:number number:decimal-places="2" number:min-integer-digits="1" number:grouping="true"/>
      <number:text> ₽ </number:text>
    </number:number-style>
    <number:number-style style:name="N133P2" style:volatile="true">
      <number:text> -</number:text>
      <number:number number:decimal-places="0" number:min-integer-digits="0"/>
      <number:text> ₽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0" number:min-integer-digits="6"/>
    </number:number-style>
    <number:currency-style style:name="N13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9P0"/>
    </number:currency-style>
    <style:style style:name="Default" style:family="table-cell">
      <style:table-cell-properties style:rotation-align="none"/>
      <style:text-properties fo:color="#000000" style:font-name="Calibri1" fo:font-size="11pt" style:font-name-asian="Microsoft YaHei" style:font-size-asian="11pt" style:font-name-complex="Calibri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60_25__20__2014__20_акцент1" style:display-name="Excel_BuiltIn_60% —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66cc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5f_BuiltIn_5f_Нейтральный" style:display-name="Excel_BuiltIn_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5f_BuiltIn_5f_20_25__20__2014__20_акцент1" style:display-name="Excel_BuiltIn_20% — акцент1" style:family="table-cell" style:parent-style-name="Default">
      <style:table-cell-properties fo:background-color="#ccffff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5f_BuiltIn_5f_40_25__20__2014__20_акцент1" style:display-name="Excel_BuiltIn_40% —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21">21.11.2023</text:date>, <text:time>21:34:0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Баг-репорт" style:display-name="PageStyle_Баг-репорт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Баг-репорт_20_1" style:display-name="PageStyle_Баг-репорт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Баг-репорт_20_2" style:display-name="PageStyle_Баг-репорт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Чек-лист" style:display-name="PageStyle_Чек-лист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Чек-лист_20_1" style:display-name="PageStyle_Чек-лист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Чек-лист_20_2" style:display-name="PageStyle_Чек-лист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Чек-лист_20_3" style:display-name="PageStyle_Чек-лист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Чек-лист_20_4" style:display-name="PageStyle_Чек-лист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Чек-лист_20_5" style:display-name="PageStyle_Чек-лист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Чек-лист_20_6" style:display-name="PageStyle_Чек-лист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Баг-репорт_20_3" style:display-name="PageStyle_Баг-репорт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Баг-репорт_20_4" style:display-name="PageStyle_Баг-репорт 4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ветлана Шерстобитова</meta:initial-creator>
    <meta:creation-date>2023-11-20T15:57:42.89</meta:creation-date>
    <dc:date>2023-11-21T21:34:02.91</dc:date>
    <dc:creator>Светлана Шерстобитова</dc:creator>
    <meta:editing-duration>PT3H54M5S</meta:editing-duration>
    <meta:editing-cycles>26</meta:editing-cycles>
    <meta:generator>OpenOffice/4.1.14$Win32 OpenOffice.org_project/4114m1$Build-9811</meta:generator>
    <meta:document-statistic meta:table-count="2" meta:cell-count="3082" meta:object-count="0"/>
  </office:meta>
</office:document-meta>
</file>